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lf_f025_couple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ode</text:p>
          </table:table-cell>
          <table:table-cell office:value-type="string" table:style-name="ce1">
            <text:p>freq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226000000000003" table:style-name="ce1">
            <text:p>4.622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.4602" table:style-name="ce1">
            <text:p>11.460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.861499999999999" table:style-name="ce1">
            <text:p>16.8615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3.975900000000003" table:style-name="ce1">
            <text:p>33.9759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.880899999999997" table:style-name="ce1">
            <text:p>37.880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9.775399999999998" table:style-name="ce1">
            <text:p>59.775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4.351799999999997" table:style-name="ce1">
            <text:p>74.351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4.156999999999996" table:style-name="ce1">
            <text:p>94.157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KUHOON Kwon</meta:initial-creator>
    <dc:creator>KUHOON Kwon</dc:creator>
    <meta:creation-date>2022-11-17T02:41:27Z</meta:creation-date>
    <dc:date>2022-11-18T22:58:36Z</dc:date>
    <meta:editing-duration>PT0S</meta:editing-duration>
  </office:meta>
</office:document-meta>
</file>